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Footer">
      <style:paragraph-properties fo:text-align="end" style:justify-single-word="false"/>
      <style:text-properties style:font-name="Verdana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Heading">
      <style:text-properties style:font-name="Verdana" fo:font-size="11pt" style:font-size-asian="11pt" style:font-size-complex="11pt"/>
    </style:style>
    <style:style style:name="P3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2e91a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402efe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241566"/>
    </style:style>
    <style:style style:name="T11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o in objects&quot;&gt;">starts for loop item objects</text:text-input></text:p>
      <text:p text:style-name="P24"><text:placeholder text:placeholder-type="text">&lt;setLang(user.lang or 'it_IT')&gt;</text:placeholder></text:p>
      <text:p text:style-name="P2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1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5"><text:placeholder text:placeholder-type="text">&lt;translate_static('N. Partita', user.lang)&gt;</text:placeholder><text:span text:style-name="T10">:</text:span></text:p>
            <text:p text:style-name="P35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1.A2" office:value-type="string">
            <text:p text:style-name="P10"><text:placeholder text:placeholder-type="text">&lt;translate_static('Prodotto', user.lang)&gt;</text:placeholder><text:span text:style-name="T10">:</text:span></text:p>
            <text:p text:style-name="P34">[<text:placeholder text:placeholder-type="text">&lt;o.product.default_code&gt;</text:placeholder>]</text:p>
            <text:p text:style-name="P34"><text:placeholder text:placeholder-type="text">&lt;o.product.name&gt;</text:placeholder></text:p>
          </table:table-cell>
          <table:table-cell table:style-name="Tabella1.A2" office:value-type="string">
            <text:p text:style-name="P10"><text:placeholder text:placeholder-type="text">&lt;translate_static('Impianto', user.lang)&gt;</text:placeholder><text:span text:style-name="T10">:</text:span></text:p>
            <text:p text:style-name="P34"><text:placeholder text:placeholder-type="text">&lt;o.workcenter_id.name or ""&gt;</text:placeholder></text:p>
          </table:table-cell>
          <table:table-cell table:style-name="Tabella1.D2" office:value-type="string">
            <text:p text:style-name="P10"><text:placeholder text:placeholder-type="text">&lt;translate_static('Data', user.lang)&gt;</text:placeholder><text:span text:style-name="T10">:</text:span></text:p>
            <text:p text:style-name="P3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3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3"><text:placeholder text:placeholder-type="text">&lt;translate_static('KG', user.lang)&gt;</text:placeholder></text:p>
          </table:table-cell>
          <table:table-cell table:style-name="Tabella2.A1" office:value-type="string">
            <text:p text:style-name="P13"><text:placeholder text:placeholder-type="text">&lt;translate_static('LT', user.lang)&gt;</text:placeholder></text:p>
          </table:table-cell>
          <table:table-cell table:style-name="Tabella2.A1" office:value-type="string">
            <text:p text:style-name="P13"><text:placeholder text:placeholder-type="text">&lt;translate_static('SAC', user.lang)&gt;</text:placeholder></text:p>
          </table:table-cell>
          <table:table-cell table:style-name="Tabella2.A1" office:value-type="string">
            <text:p text:style-name="P13"><text:placeholder text:placeholder-type="text">&lt;translate_static('Lotto', user.lang)&gt;</text:placeholder></text:p>
          </table:table-cell>
          <table:table-cell table:style-name="Tabella2.G1" office:value-type="string">
            <text:p text:style-name="P13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3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4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3"><text:placeholder text:placeholder-type="text">&lt;material.product_id.name&gt;</text:placeholder></text:p>
          </table:table-cell>
          <table:table-cell table:style-name="Tabella2.A3" office:value-type="string">
            <text:p text:style-name="P36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7" office:value-type="string">
            <text:p text:style-name="P3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4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7"><text:placeholder text:placeholder-type="text">&lt;o.product_q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table:number-columns-spanned="2" office:value-type="string">
            <text:p text:style-name="P7"/>
          </table:table-cell>
          <table:covered-table-cell/>
        </table:table-row>
      </table:table>
      <text:p text:style-name="P3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0">: </text:span><text:span text:style-name="T6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5"><text:placeholder text:placeholder-type="text">&lt;translate_static('Quantità prodotta', user.lang)&gt;</text:placeholder><text:span text:style-name="T10">: </text:span></text:p>
          </table:table-cell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5"><text:placeholder text:placeholder-type="text">&lt;translate_static('Imballo', user.lang)&gt;</text:placeholder><text:span text:style-name="T10">: </text:span></text:p>
          </table:table-cell>
          <table:table-cell table:style-name="Tabella3.B2" table:number-columns-spanned="2" office:value-type="string">
            <text:p text:style-name="P15"><text:placeholder text:placeholder-type="text">&lt;translate_static('Analisi', user.lang)&gt;</text:placeholder><text:span text:style-name="T10">: </text:span></text:p>
            <text:p text:style-name="P18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5"><text:placeholder text:placeholder-type="text">&lt;translate_static('Operatori', user.lang)&gt;</text:placeholder><text:span text:style-name="T10">: </text:span></text:p>
          </table:table-cell>
          <table:table-cell table:style-name="Tabella3.A2" office:value-type="string">
            <text:p text:style-name="P15"><text:placeholder text:placeholder-type="text">&lt;translate_static('Macchine', user.lang)&gt;</text:placeholder><text:span text:style-name="T10">: </text:span></text:p>
          </table:table-cell>
          <table:table-cell table:style-name="Tabella3.B2" office:value-type="string">
            <text:p text:style-name="P8"><text:span text:style-name="T7"><text:placeholder text:placeholder-type="text">&lt;translate_static('Velocità', user.lang)&gt;</text:placeholder></text:span><text:span text:style-name="T8">: </text:span><text:s/><text:span text:style-name="T6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text:soft-page-break/></text:p>
          </table:table-cell>
        </table:table-row>
        <table:table-row>
          <table:table-cell table:style-name="Tabella3.A2" table:number-columns-spanned="2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5"><text:placeholder text:placeholder-type="text">&lt;translate_static('Note', user.lang)&gt;</text:placeholder><text:span text:style-name="T10">: </text:span></text:p>
            <text:p text:style-name="P9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5"><text:placeholder text:placeholder-type="text">&lt;translate_static('Aspirazione', user.lang)&gt;</text:placeholder><text:span text:style-name="T10">: </text:span></text:p>
            <text:p text:style-name="P17"><text:placeholder text:placeholder-type="text">&lt;get_parameter('parameter_aspiration')&gt;</text:placeholder></text:p>
          </table:table-cell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2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35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3">[<text:placeholder text:placeholder-type="text">&lt;o.product.default_code&gt;</text:placeholder>]</text:p>
            <text:p text:style-name="P33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3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46">Imballi <text:span text:style-name="T11">usati</text:span></text:p>
          </table:table-cell>
          <table:table-cell table:style-name="Tabella5.A1" table:number-columns-spanned="3" office:value-type="string">
            <text:p text:style-name="P5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6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6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6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6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6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6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9"><text:text-input text:description="&lt;for each=&quot;ol in o.production_id.order_lines_ids&quot;&gt;">starts for loop item objects</text:text-input></text:p>
            <text:p text:style-name="P19"><text:soft-page-break/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1"><text:text-input text:description="&lt;for each=&quot;ol in o.production_id.package_ids&quot;&gt;">starts for loop item objects</text:text-input></text:p>
            <text:p text:style-name="P20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8"/>
      <text:p text:style-name="P25">Legenda: Q.C.P. = Quality Control Passed</text:p>
      <text:p text:style-name="P21"><text:placeholder text:placeholder-type="text">&lt;if test="len(objects)&gt;1 and o.id!=objects[-1].id"&gt;</text:placeholder></text:p>
      <text:p text:style-name="P42"/>
      <text:p text:style-name="P29"><text:placeholder text:placeholder-type="text">&lt;/if&gt;</text:placeholder></text:p>
      <text:p text:style-name="P2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6T14:11:56.761717501</dc:date>
    <meta:editing-duration>P1DT17H4M6S</meta:editing-duration>
    <meta:editing-cycles>306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1" meta:word-count="258" meta:character-count="3686" meta:non-whitespace-character-count="3502"/>
    <meta:user-defined meta:name="Info 1"/>
    <meta:user-defined meta:name="Info 2"/>
    <meta:user-defined meta:name="Info 3"/>
    <meta:user-defined meta:name="Info 4"/>
  </office:meta>
</office:document-meta>
</file>